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5000000D6E9BD163EB65ADD93.png" manifest:media-type="image/png"/>
  <manifest:file-entry manifest:full-path="Pictures/10001DE20000160E00001623B548BC16238DA977.svg" manifest:media-type="image/svg+xml"/>
  <manifest:file-entry manifest:full-path="Pictures/10001A8F0000160E00001623A4203AC086B25353.svg" manifest:media-type="image/svg+xml"/>
  <manifest:file-entry manifest:full-path="Pictures/10000201000000D5000000D6FC2CD67593EA62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svg:stroke-width="0.053cm" draw:marker-start-width="0.384cm" draw:marker-end-width="0.384cm" draw:fill="none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5cm" fo:min-width="0.5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5cm" fo:min-width="2.354cm"/>
    </style:style>
    <style:style style:name="gr6" style:family="graphic" style:parent-style-name="standard">
      <style:graphic-properties svg:stroke-width="0.03cm" svg:stroke-color="#ff420e" draw:marker-start-width="0.35cm" draw:marker-end-width="0.35cm" draw:fill="none" draw:textarea-horizontal-align="justify" draw:textarea-vertical-align="middle" draw:auto-grow-height="false" fo:min-height="0.503cm" fo:min-width="1.263cm" fo:padding-top="0.14cm" fo:padding-bottom="0.14cm" fo:padding-left="0.265cm" fo:padding-right="0.265cm" fo:wrap-option="no-wrap"/>
    </style:style>
    <style:style style:name="gr7" style:family="graphic" style:parent-style-name="standard">
      <style:graphic-properties svg:stroke-width="0.03cm" svg:stroke-color="#ff420e" draw:marker-start-width="0.35cm" draw:marker-end-width="0.35cm" draw:fill="none" draw:textarea-horizontal-align="justify" draw:textarea-vertical-align="middle" draw:auto-grow-height="false" fo:min-height="0.502cm" fo:min-width="1.263cm" fo:padding-top="0.14cm" fo:padding-bottom="0.14cm" fo:padding-left="0.265cm" fo:padding-right="0.265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0cm"/>
    </style:style>
    <style:style style:name="gr9" style:family="graphic" style:parent-style-name="standard">
      <style:graphic-properties draw:stroke="none" draw:fill="none" fo:min-height="0.993cm"/>
    </style:style>
    <style:style style:name="gr10" style:family="graphic" style:parent-style-name="standard">
      <style:graphic-properties draw:stroke="none" draw:fill="none" fo:min-height="0.49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588cm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4cm" fo:min-width="0.69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.69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.693cm"/>
    </style:style>
    <style:style style:name="gr16" style:family="graphic" style:parent-style-name="standard">
      <style:graphic-properties draw:stroke="solid" svg:stroke-width="0.02cm" draw:marker-start-width="0.33cm" draw:marker-end-width="0.33cm" draw:fill-color="#ffd320" draw:textarea-horizontal-align="justify" draw:textarea-vertical-align="middle" draw:auto-grow-height="false" fo:min-height="0.505cm" fo:min-width="3.471cm" fo:padding-top="0.05cm" fo:padding-bottom="0.05cm" fo:padding-left="0.08cm" fo:padding-right="0.08cm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7cm" fo:min-width="1.008cm"/>
    </style:style>
    <style:style style:name="gr19" style:family="graphic" style:parent-style-name="standard">
      <style:graphic-properties draw:stroke="solid" svg:stroke-width="0.02cm" draw:marker-start-width="0.33cm" draw:marker-end-width="0.33cm" draw:fill-color="#ffd320" draw:textarea-horizontal-align="justify" draw:textarea-vertical-align="middle" draw:auto-grow-height="false" fo:min-height="0.504cm" fo:min-width="3.465cm" fo:padding-top="0.05cm" fo:padding-bottom="0.05cm" fo:padding-left="0.08cm" fo:padding-right="0.08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ffff" style:font-name="DejaVu Sans Mono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333333" style:font-name="Hack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  <style:text-properties fo:color="#ff420e" style:font-name="Hack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fo:color="#c5000b" style:font-name="Hack" fo:font-size="12pt" fo:font-weight="bold" style:font-name-asian="Cumberland AMT" style:font-size-asian="12pt" style:font-weight-asian="bold" style:font-name-complex="Cumberland AMT" style:font-size-complex="12pt" style:font-weight-complex="bold"/>
    </style:style>
    <style:style style:name="P11" style:family="paragraph">
      <loext:graphic-properties draw:fill="none" draw:fill-color="#ffffff"/>
      <style:text-properties fo:color="#ffffff" style:font-name="Hack" fo:font-weight="bold" style:font-weight-asian="bold" style:font-weight-complex="bold"/>
    </style:style>
    <style:style style:name="P12" style:family="paragraph">
      <loext:graphic-properties draw:fill-color="#ffd320"/>
      <style:paragraph-properties fo:text-align="start"/>
      <style:text-properties fo:color="#333333" style:font-name="Hack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ffffff"/>
      <style:text-properties fo:color="#ffffff" style:font-name="Hack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end"/>
    </style:style>
    <style:style style:name="P15" style:family="paragraph">
      <loext:graphic-properties draw:fill-color="#ffd320"/>
      <style:paragraph-properties fo:text-align="end"/>
      <style:text-properties fo:color="#333333" style:font-name="Hack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style:font-name="DejaVu Sans Mono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333333" style:font-name="Hack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420e" style:font-name="Hack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c5000b" style:font-name="Hack" fo:font-size="12pt" fo:font-weight="bold" style:font-name-asian="Cumberland AMT" style:font-size-asian="12pt" style:font-weight-asian="bold" style:font-name-complex="Cumberland AMT" style:font-size-complex="12pt" style:font-weight-complex="bold"/>
    </style:style>
    <style:style style:name="T5" style:family="text">
      <style:text-properties fo:color="#ffffff" style:font-name="Hack" fo:font-weight="bold" style:font-weight-asian="bold" style:font-weight-complex="bold"/>
    </style:style>
    <style:style style:name="T6" style:family="text">
      <style:text-properties fo:color="#333333" style:font-name="Hack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ffff" style:font-name="Hack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5.344cm" svg:height="3.974cm" svg:x="9.342cm" svg:y="0.334cm" svg:viewBox="0 0 5345 3975" svg:d="M4757 2748c654 1174-920 1083-1408 991-522 392-1175 261-1437-131-417 356-1692 407-1438-654-523-261-782-1176 131-1569-307-768 750-1192 1307-785 262-914 1400-693 1668 55 655-392 1996 205 1177 785 784 392 784 1045 0 1308z">
            <text:p/>
          </draw:path>
          <draw:path draw:style-name="gr2" draw:text-style-name="P2" draw:layer="layout" svg:width="0.224cm" svg:height="0.36cm" svg:x="14.275cm" svg:y="3.228cm" svg:viewBox="0 0 225 361" svg:d="M104 0c62 125 100 237 121 338l-56 11-57 12c-17-92-54-195-112-311l52-25z">
            <text:p/>
          </draw:path>
          <draw:path draw:style-name="gr2" draw:text-style-name="P2" draw:layer="layout" svg:width="0.196cm" svg:height="0.354cm" svg:x="14.317cm" svg:y="3.697cm" svg:viewBox="0 0 197 355" svg:d="M197 0v22c0 67-9 126-27 181-19 56-44 107-78 152l-47-35-45-34c27-36 47-74 61-117 14-44 22-94 22-147v-17l56-3z">
            <text:p/>
          </draw:path>
          <draw:path draw:style-name="gr2" draw:text-style-name="P2" draw:layer="layout" svg:width="0.358cm" svg:height="0.257cm" svg:x="13.965cm" svg:y="4.057cm" svg:viewBox="0 0 359 258" svg:d="M359 86c-44 39-94 73-149 101s-112 52-174 71l-19-55-17-55c56-16 108-38 157-64 47-23 89-51 128-84l36 43z">
            <text:p/>
          </draw:path>
          <draw:path draw:style-name="gr2" draw:text-style-name="P2" draw:layer="layout" svg:width="0.358cm" svg:height="0.159cm" svg:x="13.528cm" svg:y="4.235cm" svg:viewBox="0 0 359 160" svg:d="M359 111c-113 27-231 42-351 49l-3-57-5-57c112-7 226-21 334-46l11 55z">
            <text:p/>
          </draw:path>
          <draw:path draw:style-name="gr2" draw:text-style-name="P2" draw:layer="layout" svg:width="0.35cm" svg:height="0.125cm" svg:x="13.065cm" svg:y="4.275cm" svg:viewBox="0 0 351 126" svg:d="M351 126h-69c-98 0-195-4-282-12l6-56 5-58c84 8 176 12 271 12 22 0 44 0 67-1l2 58z">
            <text:p/>
          </draw:path>
          <draw:path draw:style-name="gr2" draw:text-style-name="P2" draw:layer="layout" svg:width="0.34cm" svg:height="0.217cm" svg:x="12.622cm" svg:y="4.243cm" svg:viewBox="0 0 341 218" svg:d="M326 135c-41-5-78-10-112-16-52 37-106 70-158 99l-28-49-28-50c56-31 112-67 167-107l5-4c7-8 20-8 29-8 3 0 6 0 11 2 37 7 81 12 129 18l-7 57zM192 114c6 2 14 3 22 5 7-5 12-11 20-16l-33-45z">
            <text:p/>
          </draw:path>
          <draw:path draw:style-name="gr2" draw:text-style-name="P2" draw:layer="layout" svg:width="0.359cm" svg:height="0.213cm" svg:x="12.21cm" svg:y="4.411cm" svg:viewBox="0 0 360 214" svg:d="M360 103c-114 55-228 89-340 111l-9-56-11-57c103-20 207-52 313-101l24 52z">
            <text:p/>
          </draw:path>
          <draw:path draw:style-name="gr2" draw:text-style-name="P2" draw:layer="layout" svg:width="0.359cm" svg:height="0.146cm" svg:x="11.754cm" svg:y="4.496cm" svg:viewBox="0 0 360 147" svg:d="M360 144c-29 1-58 3-87 3-95 0-187-12-273-37l15-55 16-55c75 20 157 33 242 33 26 0 51-2 78-3l5 56z">
            <text:p/>
          </draw:path>
          <draw:path draw:style-name="gr2" draw:text-style-name="P2" draw:layer="layout" svg:width="0.342cm" svg:height="0.29cm" svg:x="11.342cm" svg:y="4.275cm" svg:viewBox="0 0 343 291" svg:d="M296 291c-112-49-213-122-296-214l43-38 43-39c71 80 159 142 257 186l-23 51z">
            <text:p/>
          </draw:path>
          <draw:path draw:style-name="gr2" draw:text-style-name="P2" draw:layer="layout" svg:width="0.359cm" svg:height="0.241cm" svg:x="10.987cm" svg:y="4.198cm" svg:viewBox="0 0 360 242" svg:d="M360 89c-45 36-96 67-153 92s-117 46-179 61l-14-55-14-57c56-13 109-30 159-53 49-22 92-47 130-77l35 44z">
            <text:p/>
          </draw:path>
          <draw:path draw:style-name="gr2" draw:text-style-name="P2" draw:layer="layout" svg:width="0.359cm" svg:height="0.125cm" svg:x="10.536cm" svg:y="4.349cm" svg:viewBox="0 0 360 126" svg:d="M360 113c-61 9-121 13-184 13-57 0-117-4-176-12l8-56 7-56c53 6 108 10 161 10 56 0 113-4 168-12l7 56z">
            <text:p/>
          </draw:path>
          <draw:path draw:style-name="gr2" draw:text-style-name="P2" draw:layer="layout" svg:width="0.361cm" svg:height="0.224cm" svg:x="10.082cm" svg:y="4.219cm" svg:viewBox="0 0 362 225" svg:d="M338 225c-118-25-234-67-338-125l28-51 28-49c94 52 199 91 306 113l-13 56z">
            <text:p/>
          </draw:path>
          <draw:path draw:style-name="gr2" draw:text-style-name="P2" draw:layer="layout" svg:width="0.312cm" svg:height="0.329cm" svg:x="9.735cm" svg:y="3.924cm" svg:viewBox="0 0 313 330" svg:d="M245 330c-98-74-183-164-245-272l50-28 50-30c54 95 126 173 213 236l-34 45z">
            <text:p/>
          </draw:path>
          <draw:path draw:style-name="gr2" draw:text-style-name="P2" draw:layer="layout" svg:width="0.168cm" svg:height="0.355cm" svg:x="9.621cm" svg:y="3.516cm" svg:viewBox="0 0 169 356" svg:d="M62 356c-40-101-62-217-62-344v-12h58l57 2v10c0 113 19 213 54 302l-54 21z">
            <text:p/>
          </draw:path>
          <draw:path draw:style-name="gr2" draw:text-style-name="P2" draw:layer="layout" svg:width="0.361cm" svg:height="0.291cm" svg:x="9.384cm" svg:y="3.144cm" svg:viewBox="0 0 362 292" svg:d="M246 246l52 6 6-11-56-8c-2 4-2 9-2 13zM359 259l-57-7h-4l-19 40c-103-50-198-123-279-215l43-38 43-39c71 80 153 145 243 188 2 1 3 1 3 3 0 12 16 12 22 21 6 8 8 18 8 29 0 3 0 4-2 6 0 5 0 8-1 12z">
            <text:p/>
          </draw:path>
          <draw:path draw:style-name="gr2" draw:text-style-name="P2" draw:layer="layout" svg:width="0.253cm" svg:height="0.357cm" svg:x="9.148cm" svg:y="2.769cm" svg:viewBox="0 0 254 358" svg:d="M160 358c-68-97-123-207-160-324l53-18 55-16c34 105 84 203 146 291l-48 32z">
            <text:p/>
          </draw:path>
          <draw:path draw:style-name="gr2" draw:text-style-name="P2" draw:layer="layout" svg:width="0.134cm" svg:height="0.361cm" svg:x="9.094cm" svg:y="2.325cm" svg:viewBox="0 0 135 362" svg:d="M24 362c-16-73-24-148-24-224 0-46 3-92 9-138l56 8 58 8c-6 40-9 82-9 122 0 68 8 135 21 201l-55 11z">
            <text:p/>
          </draw:path>
          <draw:path draw:style-name="gr2" draw:text-style-name="P2" draw:layer="layout" svg:width="0.25cm" svg:height="0.357cm" svg:x="9.125cm" svg:y="1.879cm" svg:viewBox="0 0 251 358" svg:d="M0 328c31-114 81-226 159-328l45 36 47 34c-69 90-114 186-140 288l-56-16z">
            <text:p/>
          </draw:path>
          <draw:path draw:style-name="gr2" draw:text-style-name="P2" draw:layer="layout" svg:width="0.34cm" svg:height="0.293cm" svg:x="9.363cm" svg:y="1.573cm" svg:viewBox="0 0 341 294" svg:d="M0 215c75-80 170-153 285-215l28 49 28 51c-104 58-190 122-258 194l-41-39z">
            <text:p/>
          </draw:path>
          <draw:path draw:style-name="gr2" draw:text-style-name="P2" draw:layer="layout" svg:width="0.178cm" svg:height="0.368cm" svg:x="9.696cm" svg:y="1.253cm" svg:viewBox="0 0 179 369" svg:d="M62 266l22 51 38-16-22-52c-13 4-25 10-38 17zM108 369l-24-52-14 6c-50-115-70-223-70-323h58 56c0 86 20 180 61 280 3 8 4 14 4 21 0 12-3 21-7 30-4 8-12 14-21 21-3 1-4 1-7 3-12 4-24 9-36 14z">
            <text:p/>
          </draw:path>
          <draw:path draw:style-name="gr2" draw:text-style-name="P2" draw:layer="layout" svg:width="0.255cm" svg:height="0.348cm" svg:x="9.708cm" svg:y="0.803cm" svg:viewBox="0 0 256 349" svg:d="M0 328c12-65 34-125 64-180s67-104 111-148l40 40 41 40c-36 37-68 79-91 123-26 44-43 94-53 146l-56-11z">
            <text:p/>
          </draw:path>
          <draw:path draw:style-name="gr2" draw:text-style-name="P2" draw:layer="layout" svg:width="0.358cm" svg:height="0.244cm" svg:x="9.976cm" svg:y="0.568cm" svg:viewBox="0 0 359 245" svg:d="M0 153c95-70 207-122 331-153l13 55 15 55c-108 28-208 74-291 135l-34-46z">
            <text:p/>
          </draw:path>
          <draw:path draw:style-name="gr2" draw:text-style-name="P2" draw:layer="layout" svg:width="0.361cm" svg:height="0.128cm" svg:x="10.424cm" svg:y="0.531cm" svg:viewBox="0 0 362 129" svg:d="M0 14c56-9 114-14 170-14 64 0 128 6 192 16l-10 56-9 57c-57-9-115-13-173-13-51 0-102 3-153 10l-8-56z">
            <text:p/>
          </draw:path>
          <draw:path draw:style-name="gr2" draw:text-style-name="P2" draw:layer="layout" svg:width="0.374cm" svg:height="0.276cm" svg:x="10.873cm" svg:y="0.573cm" svg:viewBox="0 0 375 277" svg:d="M31 0c113 31 223 81 320 151l-28 38 52 19c-1 3-1 6-3 7-1 4-3 7-4 12-34 103-12 15-22 20-9 6-19 8-29 8-9 0-19-3-28-8-2-1-3-1-4-2-88-62-184-106-285-134l15-56zM317 197l6-8-3-1-53-18c-2 3-3 7-3 10z">
            <text:p/>
          </draw:path>
          <draw:path draw:style-name="gr2" draw:text-style-name="P2" draw:layer="layout" svg:width="0.3cm" svg:height="0.332cm" svg:x="11.189cm" svg:y="0.346cm" svg:viewBox="0 0 301 333" svg:d="M0 281c28-56 62-108 103-155 37-48 81-89 128-126l34 46 36 45c-40 32-77 68-111 108-33 42-64 86-87 134l-53-25z">
            <text:p/>
          </draw:path>
          <draw:path draw:style-name="gr2" draw:text-style-name="P2" draw:layer="layout" svg:width="0.361cm" svg:height="0.216cm" svg:x="11.521cm" svg:y="0.16cm" svg:viewBox="0 0 362 217" svg:d="M0 117c105-61 223-100 344-117l8 56 10 57c-108 16-212 50-304 104l-28-51z">
            <text:p/>
          </draw:path>
          <draw:path draw:style-name="gr2" draw:text-style-name="P2" draw:layer="layout" svg:width="0.356cm" svg:height="0.158cm" svg:x="11.986cm" svg:y="0.148cm" svg:viewBox="0 0 357 159" svg:d="M0 0h34c108 0 218 16 323 49l-16 54-17 56c-95-30-192-45-290-45-10 0-20 0-31 2l-1-58z">
            <text:p/>
          </draw:path>
          <draw:path draw:style-name="gr2" draw:text-style-name="P2" draw:layer="layout" svg:width="0.347cm" svg:height="0.28cm" svg:x="12.41cm" svg:y="0.239cm" svg:viewBox="0 0 348 281" svg:d="M45 0c111 47 214 114 303 199l-38 42-40 40c-78-75-170-134-270-176l24-53z">
            <text:p/>
          </draw:path>
          <draw:path draw:style-name="gr2" draw:text-style-name="P2" draw:layer="layout" svg:width="0.253cm" svg:height="0.365cm" svg:x="12.754cm" svg:y="0.526cm" svg:viewBox="0 0 254 366" svg:d="M87 0c69 83 127 180 167 289l-28 9 28 47c-9 5-17 10-26 14-8 3-18 7-28 7-9 0-19-3-28-7-8-5-16-12-22-21-2-3-2-5-3-8-38-99-88-183-147-258l43-35zM200 308l26-10-1-3-27-50c-8 4-17 8-26 14z">
            <text:p/>
          </draw:path>
          <draw:path draw:style-name="gr2" draw:text-style-name="P2" draw:layer="layout" svg:width="0.358cm" svg:height="0.171cm" svg:x="13.065cm" svg:y="0.656cm" svg:viewBox="0 0 359 172" svg:d="M0 65c111-41 232-62 356-65l1 58 2 56c-111 3-220 21-320 58l-20-53z">
            <text:p/>
          </draw:path>
          <draw:path draw:style-name="gr2" draw:text-style-name="P2" draw:layer="layout" svg:width="0.359cm" svg:height="0.174cm" svg:x="13.532cm" svg:y="0.659cm" svg:viewBox="0 0 360 175" svg:d="M8 0c120 8 238 31 352 67l-17 53-17 55c-105-33-215-53-326-61l5-58z">
            <text:p/>
          </draw:path>
          <draw:path draw:style-name="gr2" draw:text-style-name="P2" draw:layer="layout" svg:width="0.356cm" svg:height="0.266cm" svg:x="13.962cm" svg:y="0.765cm" svg:viewBox="0 0 357 267" svg:d="M42 0c117 46 223 105 315 175l-36 46-34 46c-83-64-182-119-287-162l20-53z">
            <text:p/>
          </draw:path>
          <draw:path draw:style-name="gr2" draw:text-style-name="P2" draw:layer="layout" svg:width="0.276cm" svg:height="0.344cm" svg:x="14.329cm" svg:y="1.017cm" svg:viewBox="0 0 277 345" svg:d="M80 0c49 47 90 98 123 150 34 53 59 109 74 167l-54 14-57 14c-12-45-32-92-60-134-28-45-63-88-106-128l40-41z">
            <text:p/>
          </draw:path>
          <draw:path draw:style-name="gr2" draw:text-style-name="P2" draw:layer="layout" svg:width="0.228cm" svg:height="0.346cm" svg:x="14.392cm" svg:y="1.459cm" svg:viewBox="0 0 229 347" svg:d="M229 2c-1 57-12 117-36 175-23 56-58 114-106 170l-44-37-43-37c39-46 68-93 87-140 18-44 27-89 28-133l57 2z">
            <text:p/>
          </draw:path>
          <draw:path draw:style-name="gr2" draw:text-style-name="P2" draw:layer="layout" svg:width="0.314cm" svg:height="0.327cm" svg:x="14.408cm" svg:y="1.795cm" svg:viewBox="0 0 315 328" svg:d="M62 0c46 30 92 69 135 114 42 45 82 95 118 152l-48 31-47 31c-33-51-69-97-106-136-37-38-75-70-114-95l31-50z">
            <text:p/>
          </draw:path>
          <draw:path draw:style-name="gr2" draw:text-style-name="P2" draw:layer="layout" svg:width="0.209cm" svg:height="0.36cm" svg:x="14.682cm" svg:y="2.167cm" svg:viewBox="0 0 210 361" svg:d="M103 0c53 106 92 225 107 345l-56 8-56 8c-15-108-51-213-98-309l50-25z">
            <text:p/>
          </draw:path>
          <draw:path draw:style-name="gr2" draw:text-style-name="P2" draw:layer="layout" svg:width="0.199cm" svg:height="0.357cm" svg:x="14.7cm" svg:y="2.632cm" svg:viewBox="0 0 200 358" svg:d="M200 2c-2 62-10 123-27 182-16 61-41 119-76 174l-50-32-47-31c28-45 49-93 64-142 13-50 20-101 22-153l56 2z">
            <text:p/>
          </draw:path>
          <draw:path draw:style-name="gr2" draw:text-style-name="P2" draw:layer="layout" svg:width="0.347cm" svg:height="0.274cm" svg:x="14.371cm" svg:y="3.008cm" svg:viewBox="0 0 348 275" svg:d="M348 80c-38 39-83 76-133 108-50 33-109 62-173 87l-22-53-20-53c56-22 108-47 153-77 42-28 79-58 112-92l42 40z">
            <text:p/>
          </draw:path>
        </draw:g>
        <draw:line draw:style-name="gr3" draw:text-style-name="P3" draw:layer="layout" svg:x1="1.988cm" svg:y1="8.736cm" svg:x2="2.464cm" svg:y2="2.788cm">
          <text:p/>
        </draw:line>
        <draw:frame draw:style-name="gr4" draw:text-style-name="P4" draw:layer="layout" svg:width="1.095cm" svg:height="0.831cm" svg:x="10.175cm" svg:y="8.464cm">
          <draw:text-box>
            <text:p><text:span text:style-name="T1">R3</text:span></text:p>
          </draw:text-box>
        </draw:frame>
        <draw:line draw:style-name="gr3" draw:text-style-name="P3" draw:layer="layout" svg:x1="10.178cm" svg:y1="7.364cm" svg:x2="3.45cm" svg:y2="2.658cm">
          <text:p/>
        </draw:line>
        <draw:frame draw:style-name="gr5" draw:text-style-name="P6" draw:layer="layout" svg:width="2.873cm" svg:height="0.831cm" svg:x="11.27cm" svg:y="1.917cm">
          <draw:text-box>
            <text:p text:style-name="P5"><text:span text:style-name="T2">Internet</text:span></text:p>
          </draw:text-box>
        </draw:frame>
        <draw:line draw:style-name="gr3" draw:text-style-name="P3" draw:layer="layout" svg:x1="2.924cm" svg:y1="9.807cm" svg:x2="9.424cm" svg:y2="8.692cm">
          <text:p/>
        </draw:line>
        <draw:line draw:style-name="gr3" draw:text-style-name="P3" draw:layer="layout" svg:x1="3.875cm" svg:y1="2.125cm" svg:x2="8.375cm" svg:y2="2.125cm">
          <text:p/>
        </draw:line>
        <draw:custom-shape draw:style-name="gr6" draw:text-style-name="P7" draw:layer="layout" svg:width="1.935cm" svg:height="0.845cm" svg:x="2.56cm" svg:y="4.328cm">
          <text:p text:style-name="P5"><text:span text:style-name="T3">vlan 12</text:span></text:p>
          <draw:enhanced-geometry svg:viewBox="0 0 21600 21600" draw:text-areas="800 800 20800 20800" draw:type="round-rectangular-callout" draw:modifiers="-2923.14049586777 39982.97872340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1.935cm" svg:height="0.844cm" svg:x="5.585cm" svg:y="5.538cm">
          <text:p text:style-name="P5"><text:span text:style-name="T3">vlan 13</text:span></text:p>
          <draw:enhanced-geometry svg:viewBox="0 0 21600 21600" draw:text-areas="800 800 20800 20800" draw:type="round-rectangular-callout" draw:modifiers="35021.9008264463 20551.95266272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draw:layer="layout" svg:width="1.935cm" svg:height="0.845cm" svg:x="4.495cm" svg:y="7.596cm">
          <text:p text:style-name="P5"><text:span text:style-name="T3">vlan 23</text:span></text:p>
          <draw:enhanced-geometry svg:viewBox="0 0 21600 21600" draw:text-areas="800 800 20800 20800" draw:type="round-rectangular-callout" draw:modifiers="21488.4297520661 40365.95744680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8" draw:layer="layout" svg:width="0.502cm" svg:height="1.187cm" svg:x="0.772cm" svg:y="5.467cm">
          <draw:text-box>
            <text:p/>
          </draw:text-box>
        </draw:frame>
        <draw:frame draw:style-name="gr9" draw:text-style-name="P10" draw:layer="layout" svg:width="3.587cm" svg:height="1.243cm" svg:x="2.038cm" svg:y="6.623cm">
          <draw:text-box>
            <text:p text:style-name="P9"><text:span text:style-name="T4">10.1.12.0/26</text:span></text:p>
          </draw:text-box>
        </draw:frame>
        <draw:frame draw:style-name="gr9" draw:text-style-name="P10" draw:layer="layout" svg:width="1.015cm" svg:height="1.243cm" svg:x="1.11cm" svg:y="8.196cm">
          <draw:text-box>
            <text:p text:style-name="P9"><text:span text:style-name="T4">.2</text:span></text:p>
          </draw:text-box>
        </draw:frame>
        <draw:frame draw:style-name="gr9" draw:text-style-name="P10" draw:layer="layout" svg:width="1.055cm" svg:height="1.243cm" svg:x="1.57cm" svg:y="3.355cm">
          <draw:text-box>
            <text:p text:style-name="P9"><text:span text:style-name="T4">.1</text:span></text:p>
          </draw:text-box>
        </draw:frame>
        <draw:frame draw:style-name="gr10" draw:text-style-name="P10" draw:layer="layout" svg:width="3.672cm" svg:height="0.747cm" svg:x="4.818cm" svg:y="9.566cm">
          <draw:text-box>
            <text:p text:style-name="P9"><text:span text:style-name="T4">10.1.23.0/26</text:span></text:p>
          </draw:text-box>
        </draw:frame>
        <draw:frame draw:style-name="gr10" draw:text-style-name="P10" draw:layer="layout" svg:width="1.01cm" svg:height="0.747cm" svg:x="3.165cm" svg:y="9.832cm">
          <draw:text-box>
            <text:p text:style-name="P9"><text:span text:style-name="T4">.2</text:span></text:p>
          </draw:text-box>
        </draw:frame>
        <draw:frame draw:style-name="gr9" draw:text-style-name="P10" draw:layer="layout" svg:width="1.052cm" svg:height="1.243cm" svg:x="8.448cm" svg:y="8.946cm">
          <draw:text-box>
            <text:p text:style-name="P9"><text:span text:style-name="T4">.3</text:span></text:p>
          </draw:text-box>
        </draw:frame>
        <draw:frame draw:style-name="gr9" draw:text-style-name="P10" draw:layer="layout" svg:width="3.59cm" svg:height="1.243cm" svg:x="7.16cm" svg:y="4.635cm">
          <draw:text-box>
            <text:p text:style-name="P9"><text:span text:style-name="T4">10.1.13.0/26</text:span></text:p>
          </draw:text-box>
        </draw:frame>
        <draw:frame draw:style-name="gr9" draw:text-style-name="P10" draw:layer="layout" svg:width="1.125cm" svg:height="1.243cm" svg:x="8.8cm" svg:y="6.8cm">
          <draw:text-box>
            <text:p text:style-name="P9"><text:span text:style-name="T4">.3</text:span></text:p>
          </draw:text-box>
        </draw:frame>
        <draw:frame draw:style-name="gr11" draw:text-style-name="P4" draw:layer="layout" svg:width="1.095cm" svg:height="0.831cm" svg:x="1.26cm" svg:y="9.886cm">
          <draw:text-box>
            <text:p><text:span text:style-name="T1">R2</text:span></text:p>
          </draw:text-box>
        </draw:frame>
        <draw:frame draw:style-name="gr4" draw:text-style-name="P4" draw:layer="layout" svg:width="1.095cm" svg:height="0.831cm" svg:x="2.225cm" svg:y="2.299cm">
          <draw:text-box>
            <text:p><text:span text:style-name="T1">R1</text:span></text:p>
          </draw:text-box>
        </draw:frame>
        <draw:frame draw:style-name="gr9" draw:text-style-name="P10" draw:layer="layout" svg:width="1.035cm" svg:height="1.243cm" svg:x="3.215cm" svg:y="2.967cm">
          <draw:text-box>
            <text:p text:style-name="P9"><text:span text:style-name="T4">.1</text:span></text:p>
          </draw:text-box>
        </draw:frame>
        <draw:frame draw:style-name="gr12" draw:text-style-name="P3" draw:layer="layout" svg:width="3.87cm" svg:height="4.021cm" svg:x="8.507cm" svg:y="6.326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13" draw:text-style-name="P11" draw:layer="layout" svg:width="1.324cm" svg:height="1.044cm" svg:x="9.8cm" svg:y="8.2cm">
          <draw:text-box>
            <text:p><text:span text:style-name="T5">R3</text:span></text:p>
          </draw:text-box>
        </draw:frame>
        <draw:frame draw:style-name="gr12" draw:text-style-name="P3" draw:layer="layout" svg:width="3.875cm" svg:height="4.023cm" svg:x="0.745cm" svg:y="0.1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14" draw:text-style-name="P11" draw:layer="layout" svg:width="1.324cm" svg:height="1.043cm" svg:x="2cm" svg:y="2cm">
          <draw:text-box>
            <text:p><text:span text:style-name="T5">R1</text:span></text:p>
          </draw:text-box>
        </draw:frame>
        <draw:frame draw:style-name="gr12" draw:text-style-name="P3" draw:layer="layout" svg:width="3.87cm" svg:height="4.023cm" svg:x="-0.1cm" svg:y="7.797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15" draw:text-style-name="P11" draw:layer="layout" svg:width="1.324cm" svg:height="1.089cm" svg:x="1.1cm" svg:y="9.7cm">
          <draw:text-box>
            <text:p><text:span text:style-name="T5">R2</text:span></text:p>
          </draw:text-box>
        </draw:frame>
        <draw:custom-shape draw:style-name="gr16" draw:text-style-name="P12" draw:layer="layout" svg:width="3.63cm" svg:height="0.604cm" svg:x="4.375cm" svg:y="1.38cm">
          <text:p text:style-name="P9"><text:span text:style-name="T6">default route</text:span></text:p>
          <draw:enhanced-geometry svg:viewBox="0 0 21600 21600" draw:text-areas="0 0 21600 21600" draw:type="pentagon-right" draw:modifiers="19133.205374280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7" draw:text-style-name="P3" draw:layer="layout" svg:width="3.87cm" svg:height="3.884cm" svg:x="7.715cm" svg:y="0.1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18" draw:text-style-name="P13" draw:layer="layout" svg:width="1.518cm" svg:height="0.903cm" svg:x="8.8cm" svg:y="1.9cm">
          <draw:text-box>
            <text:p><text:span text:style-name="T7">ISP</text:span></text:p>
          </draw:text-box>
        </draw:frame>
        <draw:custom-shape draw:style-name="gr19" draw:text-style-name="P15" draw:layer="layout" svg:width="3.625cm" svg:height="0.604cm" svg:x="4.474cm" svg:y="2.349cm">
          <text:p text:style-name="P14"><text:span text:style-name="T6">static route</text:span></text:p>
          <draw:enhanced-geometry svg:viewBox="0 0 21600 21600" draw:mirror-horizontal="true" draw:text-areas="0 0 21600 21600" draw:type="pentagon-right" draw:modifiers="19133.205374280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11-06T20:43:17.564909512</dc:date>
    <meta:editing-duration>PT7H56M22S</meta:editing-duration>
    <meta:editing-cycles>31</meta:editing-cycles>
    <meta:generator>LibreOffice/5.4.2.2.0$Linux_X86_64 LibreOffice_project/40m0$Build-2</meta:generator>
    <dc:creator>Philippe Latu</dc:creator>
    <meta:document-statistic meta:object-count="71"/>
  </office:meta>
</office:document-meta>
</file>